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paragraph-properties fo:text-align="justify" style:justify-single-word="false"/>
      <style:text-properties fo:font-weight="normal" style:font-weight-asian="normal" style:font-weight-complex="normal"/>
    </style:style>
    <style:style style:name="P2" style:family="paragraph" style:parent-style-name="Standard">
      <style:paragraph-properties fo:margin-top="0cm" fo:margin-bottom="1.058cm" style:contextual-spacing="false" fo:text-align="justify" style:justify-single-word="false"/>
      <style:text-properties fo:color="#000000" loext:opacity="100%" style:font-name="Times New Roman" fo:font-size="12pt" style:font-size-asian="12pt" style:font-size-complex="12pt"/>
    </style:style>
    <style:style style:name="P3" style:family="paragraph" style:parent-style-name="Heading_20_1">
      <style:paragraph-properties fo:text-align="justify" style:justify-single-word="false"/>
      <style:text-properties fo:color="#000000" loext:opacity="100%" style:font-name="Times New Roman" fo:font-size="12pt" style:font-size-asian="12pt" style:font-size-complex="12pt"/>
    </style:style>
    <style:style style:name="P4" style:family="paragraph" style:parent-style-name="Standard">
      <style:paragraph-properties fo:margin-top="0cm" fo:margin-bottom="0.353cm" style:contextual-spacing="false" fo:text-align="justify" style:justify-single-word="false"/>
      <style:text-properties fo:color="#000000" loext:opacity="100%" style:font-name="Times New Roman" fo:font-size="12pt" style:font-size-asian="12pt" style:font-size-complex="12pt"/>
    </style:style>
    <style:style style:name="P5" style:family="paragraph" style:parent-style-name="Standard">
      <style:paragraph-properties fo:margin-left="1.27cm" fo:margin-top="0.176cm" fo:margin-bottom="0.176cm" style:contextual-spacing="false" fo:text-align="justify" style:justify-single-word="false"/>
      <style:text-properties fo:color="#ff972f" loext:opacity="100%" style:font-name="Times New Roman" fo:font-size="12pt" style:font-size-asian="12pt" style:font-size-complex="12pt"/>
    </style:style>
    <style:style style:name="P6" style:family="paragraph" style:parent-style-name="Standard">
      <style:paragraph-properties fo:margin-top="0cm" fo:margin-bottom="0.176cm" style:contextual-spacing="false" fo:text-align="justify" style:justify-single-word="false"/>
      <style:text-properties fo:color="#000000" loext:opacity="100%" style:font-name="Times New Roman" fo:font-size="12pt" style:font-size-asian="12pt" style:font-size-complex="12pt"/>
    </style:style>
    <style:style style:name="P7" style:family="paragraph" style:parent-style-name="Standard">
      <style:paragraph-properties fo:margin-left="1.27cm" fo:margin-top="0.176cm" fo:margin-bottom="0.176cm" style:contextual-spacing="false" fo:text-align="justify" style:justify-single-word="false"/>
      <style:text-properties fo:color="#000000" loext:opacity="100%" style:font-name="Times New Roman" fo:font-size="12pt" style:font-size-asian="12pt" style:font-size-complex="12pt"/>
    </style:style>
    <style:style style:name="P8" style:family="paragraph" style:parent-style-name="Heading_20_2">
      <style:paragraph-properties fo:text-align="justify" style:justify-single-word="false"/>
      <style:text-properties fo:color="#000000" loext:opacity="100%" style:font-name="Times New Roman" fo:font-size="12pt" style:font-size-asian="12pt" style:font-size-complex="12pt"/>
    </style:style>
    <style:style style:name="P9" style:family="paragraph" style:parent-style-name="List_20_Paragraph" style:list-style-name="WWNum2">
      <style:paragraph-properties fo:text-align="justify" style:justify-single-word="false"/>
      <style:text-properties fo:color="#000000" loext:opacity="100%" style:font-name="Times New Roman" fo:font-size="12pt" style:font-size-asian="12pt" style:font-size-complex="12pt"/>
    </style:style>
    <style:style style:name="P10" style:family="paragraph" style:parent-style-name="List_20_Paragraph" style:list-style-name="WWNum3">
      <style:paragraph-properties fo:text-align="justify" style:justify-single-word="false"/>
      <style:text-properties fo:color="#ff972f" loext:opacity="100%" style:font-name="Times New Roman" fo:font-size="12pt" style:font-size-asian="12pt" style:font-size-complex="12pt"/>
    </style:style>
    <style:style style:name="T1" style:family="text">
      <style:text-properties style:font-name-asian="Arial3" style:font-name-complex="Arial3"/>
    </style:style>
    <style:style style:name="T2" style:family="text">
      <style:text-properties fo:font-weight="bold" style:font-name-asian="Arial3" style:font-weight-asian="bold" style:font-name-complex="Arial3" style:font-weight-complex="bold"/>
    </style:style>
    <style:style style:name="T3" style:family="text">
      <style:text-properties style:font-family-asian="'Courier New'" style:font-family-generic-asian="system" style:font-pitch-asian="variable" style:font-family-complex="'Courier New'" style:font-family-generic-complex="system" style:font-pitch-complex="variable"/>
    </style:style>
    <style:style style:name="T4" style:family="text">
      <style:text-properties fo:color="#ff0000" loext:opacity="100%" style:font-family-asian="'Courier New'" style:font-family-generic-asian="system" style:font-pitch-asian="variable" style:font-family-complex="'Courier New'" style:font-family-generic-complex="system" style:font-pitch-complex="variable"/>
    </style:style>
    <style:style style:name="T5" style:family="text">
      <style:text-properties fo:color="#2a6099" loext:opacity="100%" style:font-family-asian="'Courier New'" style:font-family-generic-asian="system" style:font-pitch-asian="variable" style:font-family-complex="'Courier New'" style:font-family-generic-complex="system" style:font-pitch-complex="variable"/>
    </style:style>
    <style:style style:name="T6" style:family="text">
      <style:text-properties fo:color="#00a933" loext:opacity="100%" style:font-family-asian="'Courier New'" style:font-family-generic-asian="system" style:font-pitch-asian="variable" style:font-family-complex="'Courier New'" style:font-family-generic-complex="system" style:font-pitch-complex="variabl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étodos de funcionamiento general</text:p>
      <text:p text:style-name="P2"><text:span text:style-name="T1">Proyecto Union-Shop — Centro Comercial Virtual</text:span></text:p>
      <text:h text:style-name="P3" text:outline-level="1"><text:span text:style-name="T2">Despliegue del proyecto en otro equipo</text:span></text:h>
      <text:p text:style-name="P4"><text:span text:style-name="T1">Para ejecutar el proyecto en un equipo distinto al de desarrollo será necesario seguir los siguientes pasos.</text:span></text:p>
      <text:p text:style-name="P4"><text:span text:style-name="T1">En primer lugar se deberá copiar la carpeta del proyecto completa al nuevo equipo, ya sea mediante un pendrive, Google Drive u otro medio de almacenamiento.</text:span></text:p>
      <text:p text:style-name="P4"><text:span text:style-name="T1">A continuación se instalará Python desde la página oficial https://www.python.org/downloads en caso de no tenerlo instalado. Una vez instalado Python, se instalarán las librerías necesarias para el proyecto ejecutando el siguiente comando en la terminal:</text:span></text:p>
      <text:p text:style-name="P5"><text:span text:style-name="T3">pip install fastapi uvicorn pymongo</text:span></text:p>
      <text:p text:style-name="P4"><text:span text:style-name="T1">El siguiente paso será instalar MongoDB en el nuevo equipo mediante el siguiente comando:</text:span></text:p>
      <text:p text:style-name="P5"><text:span text:style-name="T3">winget install MongoDB.Server</text:span></text:p>
      <text:p text:style-name="P4"><text:span text:style-name="T1">Una vez instalado MongoDB, se deberá ejecutar el script importar.py para cargar los datos del archivo productos.json en la base de datos del nuevo equipo. Este paso solo será necesario realizarlo una vez.</text:span></text:p>
      <text:p text:style-name="P4"><text:span text:style-name="T1">Si se desea visualizar los datos de la base de datos de forma gráfica, también se podrá instalar MongoDB Compass desde https://www.mongodb.com/try/download/compass, que permite ver todas las colecciones y documentos de forma visual.</text:span></text:p>
      <text:p text:style-name="P4"><text:span text:style-name="T1">Por último se comprobará que todo funciona correctamente ejecutando Centro.py para el programa principal y el siguiente comando para arrancar la API:</text:span></text:p>
      <text:p text:style-name="P5"><text:span text:style-name="T3">uvicorn api:app --reload</text:span></text:p>
      <text:p text:style-name="P4"><text:span text:style-name="T1">Si todos los pasos anteriores se han realizado correctamente, el proyecto funcionará de forma idéntica al equipo original.</text:span></text:p>
      <text:h text:style-name="P3" text:outline-level="1"><text:span text:style-name="T2">Swagger</text:span></text:h>
      <text:p text:style-name="P4"><text:span text:style-name="T1">Para poder arrancar la API y acceder a Swagger desde el navegador, será necesario abrir un terminal en la carpeta del proyecto y escribir lo siguiente:</text:span></text:p>
      <text:p text:style-name="P5"><text:span text:style-name="T3">uvicorn api:app --reload</text:span></text:p>
      <text:p text:style-name="P4"><text:span text:style-name="T1">Si uvicorn no está instalado, primero se instalará con el siguiente comando:</text:span></text:p>
      <text:p text:style-name="P5"><text:span text:style-name="T3">pip install uvicorn fastapi</text:span></text:p>
      <text:p text:style-name="P4"><text:span text:style-name="T1">Cuando en la terminal aparezca el mensaje Uvicorn running on http://127.0.0.1:8000, la API estará en ejecución y lista para recibir peticiones.</text:span></text:p>
      <text:p text:style-name="P4"><text:span text:style-name="T1">Para acceder a Swagger, se abrirá el navegador y se introducirá la siguiente dirección:</text:span></text:p>
      <text:p text:style-name="P5"><text:span text:style-name="T3">http://127.0.0.1:8000/docs</text:span></text:p>
      <text:p text:style-name="P4"><text:soft-page-break/><text:span text:style-name="T1">Esta dirección representa la ubicación local donde se ejecuta la API. Se compone de tres partes. La primera es http://, que es el protocolo de comunicación utilizado para establecer la conexión. La segunda es 127.0.0.1, que es la dirección IP local del propio equipo, conocida como loopback o localhost, e indica que la API únicamente será accesible desde el mismo equipo en el que se esté ejecutando, sin posibilidad de acceso desde internet. La tercera es 8000, que es el puerto a través del cual el servidor escuchará las peticiones, siendo este el puerto que FastAPI junto con uvicorn utilizará de forma predeterminada.</text:span></text:p>
      <text:p text:style-name="P4"><text:span text:style-name="T1">Para la documentación y prueba de la API se utilizó Swagger UI, una interfaz web que FastAPI genera automáticamente sin necesidad de ninguna configuración adicional. Al arrancar la API con uvicorn, Swagger estará disponible en la dirección http://127.0.0.1:8000/docs, donde se podrán ver y probar todos los endpoints del proyecto directamente desde el navegador. Swagger lee el código de api.py y genera la documentación de forma automática, por lo que cualquier cambio que se realice en la API se reflejará automáticamente en la interfaz sin necesidad de actualizarla manualmente. Esto supone una ventaja respecto a herramientas externas como Postman, ya que no requiere instalación ni configuración por parte del usuario.</text:span></text:p>
      <text:p text:style-name="P6"/>
      <text:h text:style-name="P3" text:outline-level="1"><text:span text:style-name="T2">¿Por qué es importante FastAPI?</text:span></text:h>
      <text:p text:style-name="P4"><text:span text:style-name="T1">La API REST del proyecto ha sido desarrollada con FastAPI, un framework de Python que permite crear APIs de forma sencilla. Su función principal será exponer los datos del centro comercial a través de una serie de direcciones web llamadas endpoints, a las que se podrá acceder mediante peticiones HTTP desde herramientas como Swagger.</text:span></text:p>
      <text:p text:style-name="P4"><text:span text:style-name="T1">Para que funcione, se necesitará uvicorn, que es el servidor que arrancará la API y la mantendrá en ejecución. La API correrá en la dirección local del equipo, concretamente en 127.0.0.1 en el puerto 8000, por lo que solo será accesible desde el mismo ordenador en el que se esté ejecutando.</text:span></text:p>
      <text:p text:style-name="P4"><text:span text:style-name="T1">A través de los endpoints se podrán realizar todas las operaciones básicas sobre los datos del centro comercial. Con GET se consultarán las plantas, tiendas y productos disponibles, así como el contenido del carrito. Con POST se añadirán productos al carrito o se crearán productos nuevos desde el modo administrador. Con PUT se cambiarán los precios y el stock de los productos, y con DELETE se eliminarán productos o se vaciará el carrito.</text:span></text:p>
      <text:p text:style-name="P4"><text:span text:style-name="T1">Por último, la API estará conectada con MongoDB y también con los archivos productos.json y carrito.json, por lo que todos los cambios que se realicen a través de ella se guardarán y seguirán ahí la próxima vez que se arranque el programa.</text:span></text:p>
      <text:p text:style-name="P4"><text:span text:style-name="T1">Una API REST es una forma estándar y ordenada de permitir que dos programas se comuniquen entre sí a través de internet o de una red local.</text:span></text:p>
      <text:p text:style-name="P6"/>
      <text:h text:style-name="P3" text:outline-level="1"><text:span text:style-name="T2">Instalación de PyMongo y MongoDB</text:span></text:h>
      <text:p text:style-name="P4"><text:span text:style-name="T1">A continuación se instalarán PyMongo y MongoDB.</text:span></text:p>
      <text:p text:style-name="P4"><text:span text:style-name="T1">MongoDB es el motor de base de datos en sí. Almacena los datos en formato BSON, similar a JSON, lo que lo hace ideal para guardar estructuras flexibles como diccionarios u objetos, ya que no se está obligado a definir una estructura rígida de antemano. Esto significa que cada documento puede tener campos distintos sin problema, a diferencia de bases de datos como </text:span><text:soft-page-break/><text:span text:style-name="T1">MySQL donde todos los registros deben tener exactamente las mismas columnas y modificar la estructura implica alterar toda la tabla.</text:span></text:p>
      <text:p text:style-name="P4"><text:span text:style-name="T1">PyMongo es la librería de Python que actúa como puente entre el código y MongoDB. Sin ella, Python no puede comunicarse con la base de datos.</text:span></text:p>
      <text:p text:style-name="P4"><text:span text:style-name="T1">En MongoDB, cada documento puede tener campos diferentes sin necesidad de preparar la base de datos antes. Por ejemplo:</text:span></text:p>
      <text:p text:style-name="P7"><text:span text:style-name="T4">{ "nombre":</text:span><text:span text:style-name="T3"> </text:span><text:span text:style-name="T5">"Camisa",</text:span><text:span text:style-name="T3"> </text:span><text:span text:style-name="T6">"precio":</text:span><text:span text:style-name="T3"> </text:span><text:span text:style-name="T4">20.00,</text:span><text:span text:style-name="T3"> </text:span><text:span text:style-name="T5">"talla":</text:span><text:span text:style-name="T3"> </text:span><text:span text:style-name="T6">"M"</text:span><text:span text:style-name="T3"> </text:span><text:span text:style-name="T4">}</text:span></text:p>
      <text:p text:style-name="P7"><text:span text:style-name="T4">{ "nombre":</text:span><text:span text:style-name="T3"> </text:span><text:span text:style-name="T5">"Zapatos",</text:span><text:span text:style-name="T3"> </text:span><text:span text:style-name="T6">"precio":</text:span><text:span text:style-name="T3"> </text:span><text:span text:style-name="T4">45.00,</text:span><text:span text:style-name="T3"> </text:span><text:span text:style-name="T5">"color":</text:span><text:span text:style-name="T3"> </text:span><text:span text:style-name="T6">"negro"</text:span><text:span text:style-name="T3"> </text:span><text:span text:style-name="T4">}</text:span></text:p>
      <text:p text:style-name="P7"><text:span text:style-name="T4">{ "nombre":</text:span><text:span text:style-name="T3"> </text:span><text:span text:style-name="T5">"Cinturon",</text:span><text:span text:style-name="T3"> </text:span><text:span text:style-name="T6">"precio":</text:span><text:span text:style-name="T3"> </text:span><text:span text:style-name="T4">15.00 }</text:span></text:p>
      <text:p text:style-name="P6"/>
      <text:h text:style-name="P8" text:outline-level="2"><text:span text:style-name="T2">Importación de datos a MongoDB</text:span></text:h>
      <text:p text:style-name="P4"><text:span text:style-name="T1">Para importar los datos de productos.json a MongoDB se ejecutará el siguiente script una sola vez:</text:span></text:p>
      <text:p text:style-name="P5"><text:span text:style-name="T3">from pymongo import MongoClient</text:span></text:p>
      <text:p text:style-name="P5"><text:span text:style-name="T3">import json</text:span></text:p>
      <text:p text:style-name="P5"/>
      <text:p text:style-name="P5"><text:span text:style-name="T3">ruta = r"C:\Users\Hector\Desktop\Clase\Lenguaje Phyton\Trabajos\TFG\Centro Comercial\productos.json"</text:span></text:p>
      <text:p text:style-name="P5"><text:span text:style-name="T3">client = MongoClient("mongodb://localhost:27017/")</text:span></text:p>
      <text:p text:style-name="P5"><text:span text:style-name="T3">db = client["unionshop"]</text:span></text:p>
      <text:p text:style-name="P5"/>
      <text:p text:style-name="P5"><text:span text:style-name="T3">with open(ruta, "r", encoding="utf-8") as f:</text:span></text:p>
      <text:p text:style-name="P5"><text:span text:style-name="T3"><text:s text:c="4"/>centro = json.load(f)</text:span></text:p>
      <text:p text:style-name="P5"/>
      <text:p text:style-name="P5"><text:span text:style-name="T3">for planta, tiendas in centro.items():</text:span></text:p>
      <text:p text:style-name="P5"><text:span text:style-name="T3"><text:s text:c="4"/>for tienda, datos in tiendas.items():</text:span></text:p>
      <text:p text:style-name="P5"><text:span text:style-name="T3"><text:s text:c="8"/>db["productos"].insert_one({</text:span></text:p>
      <text:p text:style-name="P5"><text:span text:style-name="T3"><text:s text:c="12"/>"planta": planta,</text:span></text:p>
      <text:p text:style-name="P5"><text:span text:style-name="T3"><text:s text:c="12"/>"tienda": tienda,</text:span></text:p>
      <text:p text:style-name="P5"><text:span text:style-name="T3"><text:s text:c="12"/>"productos": datos["productos"]</text:span></text:p>
      <text:p text:style-name="P5"><text:span text:style-name="T3"><text:s text:c="8"/>})</text:span></text:p>
      <text:p text:style-name="P5"><text:span text:style-name="T3">print("Datos importados correctamente")</text:span></text:p>
      <text:p text:style-name="P6"/>
      <text:p text:style-name="P4"><text:span text:style-name="T1">Se guardará como importar.py en la misma carpeta del proyecto y se ejecutará una vez. Cuando aparezca el mensaje Datos importados correctamente, los datos de productos.json ya estarán dentro de MongoDB.</text:span></text:p>
      <text:p text:style-name="P6"/>
      <text:h text:style-name="P8" text:outline-level="2"><text:soft-page-break/><text:span text:style-name="T2">Adaptación de Centro.py a MongoDB</text:span></text:h>
      <text:p text:style-name="P4"><text:span text:style-name="T1">Se ha guardado una copia del Centro.py renombrandola a Centro_backup.py para tenerla de respaldo. Después se ha creado un nuevo Centro.py con los datos de conexión a MongoDB añadidos al MongoClient.</text:span></text:p>
      <text:p text:style-name="P4"><text:span text:style-name="T1">Se han añadido las funciones cargar_centro() y guardar_tienda() que hacen lo mismo que antes pero usando MongoDB en lugar de JSON. Se ha eliminado toda la parte de leer y escribir de productos.json.</text:span></text:p>
      <text:p text:style-name="P4"><text:span text:style-name="T1">Para establecer la conexión con MongoDB se añadieron al inicio del archivo las siguientes líneas, que crean un cliente de conexión y seleccionan la base de datos unionshop:</text:span></text:p>
      <text:p text:style-name="P5"><text:span text:style-name="T3">client = MongoClient("mongodb://localhost:27017/")</text:span></text:p>
      <text:p text:style-name="P5"><text:span text:style-name="T3">db = client["unionshop"]</text:span></text:p>
      <text:p text:style-name="P6"/>
      <text:h text:style-name="P8" text:outline-level="2"><text:span text:style-name="T2">Adaptación de api.py a MongoDB</text:span></text:h>
      <text:p text:style-name="P4"><text:span text:style-name="T1">Se ha hecho lo mismo que con el archivo anterior y se ha guardado el api.py actual como api_backup.py y luego se ha creado uno nuevo con el código nuevo del cliente de MongoDB.</text:span></text:p>
      <text:p text:style-name="P4"><text:span text:style-name="T1">Para adaptar la API a MongoDB se realizaron varios cambios en el archivo api.py. En primer lugar se eliminó la dependencia del archivo productos.json, sustituyendo la función cargar_datos() por cargar_centro(), que en lugar de leer un archivo local se conectará a la base de datos MongoDB y cargará los datos de la colección productos. De la misma forma, la función guardar_datos() fue reemplazada por guardar_tienda(), que en lugar de sobreescribir un archivo JSON actualizará únicamente el documento correspondiente a la planta y tienda modificada dentro de la base de datos.</text:span></text:p>
      <text:p text:style-name="P4"><text:span text:style-name="T1">El resto de endpoints se mantuvieron con la misma funcionalidad que antes, con la diferencia de que todas las operaciones de lectura y escritura sobre los productos se realizarán directamente sobre MongoDB en lugar de sobre archivos locales, lo que aportará mayor robustez y profesionalidad al proyecto.</text:span></text:p>
      <text:p text:style-name="P4"><text:span text:style-name="T1">Aunque la idea principal es que la escritura se haga principalmente en MongoDB, también se quedarán reflejados en JSON para una mejor validación y confirmación de los procesos realizados.</text:span></text:p>
      <text:p text:style-name="P6"/>
      <text:h text:style-name="P8" text:outline-level="2"><text:span text:style-name="T2">Migración del carrito a MongoDB</text:span></text:h>
      <text:p text:style-name="P4"><text:span text:style-name="T1">El carrito fue migrado a MongoDB, almacenándose en una colección llamada carrito dentro de la base de datos unionshop. Para gestionar esta migración se modificaron las funciones cargar_carrito() y guardar_carrito() tanto en Centro.py como en api.py.</text:span></text:p>
      <text:p text:style-name="P4"><text:span text:style-name="T1">La función cargar_carrito() buscará en la colección carrito el documento con el identificador carrito y devolverá su lista de productos. Si el documento no existe, devolverá una lista vacía.</text:span></text:p>
      <text:p text:style-name="P4"><text:span text:style-name="T1">La función guardar_carrito() actualizará ese documento en MongoDB mediante update_one() con la opción upsert=True, lo que significa que si el documento no existe lo creará automáticamente, y si ya existe lo actualizará. Además, como parte del sistema de doble guardado, también escribirá los datos en el archivo carrito.json para disponer siempre de una copia local.</text:span></text:p>
      <text:p text:style-name="P6"><text:soft-page-break/></text:p>
      <text:h text:style-name="P8" text:outline-level="2"><text:span text:style-name="T2">MongoDB Compass</text:span></text:h>
      <text:p text:style-name="P4"><text:span text:style-name="T1">Para visualizar los datos almacenados en MongoDB de forma gráfica, se utilizó MongoDB Compass, que es la interfaz gráfica oficial de MongoDB. Permite ver todas las colecciones y documentos de la base de datos de forma visual, sin necesidad de escribir comandos.</text:span></text:p>
      <text:p text:style-name="P4"><text:span text:style-name="T1">Para conectarse, se abrirá MongoDB Compass y se añadirá una nueva conexión con la siguiente dirección:</text:span></text:p>
      <text:p text:style-name="P5"><text:span text:style-name="T3">mongodb://localhost:27017</text:span></text:p>
      <text:p text:style-name="P4"><text:span text:style-name="T1">Una vez conectado, se podrá ver la base de datos unionshop con las tres colecciones del proyecto: productos, carrito y pedidos.</text:span></text:p>
      <text:p text:style-name="P6"/>
      <text:h text:style-name="P3" text:outline-level="1"><text:span text:style-name="T2">Mejora del programa</text:span></text:h>
      <text:p text:style-name="P4"><text:span text:style-name="T1">Se ha decidido añadir también una función que guarde y muestre los pedidos realizados hasta ahora. Esta funcionalidad consiste en añadir una opción nueva en el menú principal llamada Confirmar compra, que cuando se pulse hará lo siguiente:</text:span></text:p>
      <text:list text:style-name="WWNum2">
        <text:list-item text:start-value="1">
          <text:p text:style-name="P9"><text:span text:style-name="T1">Guardará el contenido del carrito como un pedido en una colección nueva de MongoDB llamada pedidos, junto con la fecha y el total.</text:span></text:p>
        </text:list-item>
        <text:list-item>
          <text:p text:style-name="P9"><text:span text:style-name="T1">Vaciará el carrito.</text:span></text:p>
        </text:list-item>
      </text:list>
      <text:p text:style-name="P6"/>
      <text:p text:style-name="P4"><text:span text:style-name="T1">Para ello se realizaron los siguientes cambios en el código:</text:span></text:p>
      <text:p text:style-name="P6"/>
      <text:h text:style-name="P8" text:outline-level="2"><text:span text:style-name="T2">1. Import de datetime</text:span></text:h>
      <text:p text:style-name="P4"><text:span text:style-name="T1">Se añadió el import de datetime al principio del archivo para poder registrar la fecha y hora de cada pedido:</text:span></text:p>
      <text:p text:style-name="P5"><text:span text:style-name="T3">from datetime import datetime</text:span></text:p>
      <text:p text:style-name="P6"/>
      <text:h text:style-name="P8" text:outline-level="2"><text:span text:style-name="T2">2. Función confirmar_compra()</text:span></text:h>
      <text:p text:style-name="P4"><text:span text:style-name="T1">Se añadió la función confirmar_compra() que calcula el total del carrito, crea un documento con la fecha, los productos y el total, lo inserta en la colección pedidos de MongoDB, y vacía el carrito:</text:span></text:p>
      <text:p text:style-name="P5"><text:span text:style-name="T3">def confirmar_compra():</text:span></text:p>
      <text:p text:style-name="P5"><text:span text:style-name="T3"><text:s text:c="4"/>if len(carrito) == 0:</text:span></text:p>
      <text:p text:style-name="P5"><text:span text:style-name="T3"><text:s text:c="8"/>print("\nEl carrito esta vacio")</text:span></text:p>
      <text:p text:style-name="P5"><text:span text:style-name="T3"><text:s text:c="8"/>return</text:span></text:p>
      <text:p text:style-name="P5"><text:span text:style-name="T3"><text:s text:c="4"/>total = sum(p[1] * p[2] for p in carrito)</text:span></text:p>
      <text:p text:style-name="P5"><text:span text:style-name="T3"><text:s text:c="4"/>pedido = {</text:span></text:p>
      <text:p text:style-name="P5"><text:span text:style-name="T3"><text:s text:c="8"/>"fecha": datetime.now().strftime("%Y-%m-%d %H:%M:%S"),</text:span></text:p>
      <text:p text:style-name="P5"><text:span text:style-name="T3"><text:s text:c="8"/>"productos": carrito.copy(),</text:span></text:p>
      <text:p text:style-name="P5"><text:soft-page-break/><text:span text:style-name="T3"><text:s text:c="8"/>"total": total</text:span></text:p>
      <text:p text:style-name="P5"><text:span text:style-name="T3"><text:s text:c="4"/>}</text:span></text:p>
      <text:p text:style-name="P5"><text:span text:style-name="T3"><text:s text:c="4"/>db["pedidos"].insert_one(pedido)</text:span></text:p>
      <text:p text:style-name="P5"><text:span text:style-name="T3"><text:s text:c="4"/>carrito.clear()</text:span></text:p>
      <text:p text:style-name="P5"><text:span text:style-name="T3"><text:s text:c="4"/>guardar_carrito()</text:span></text:p>
      <text:p text:style-name="P5"><text:span text:style-name="T3"><text:s text:c="4"/>print("\nCompra confirmada! Total:", total, "€")</text:span></text:p>
      <text:p text:style-name="P6"/>
      <text:h text:style-name="P8" text:outline-level="2"><text:span text:style-name="T2">3. Actualización del menú</text:span></text:h>
      <text:p text:style-name="P4"><text:span text:style-name="T1">Se actualizó el menú principal para incluir la nueva opción, quedando de la siguiente forma:</text:span></text:p>
      <text:p text:style-name="P5"><text:span text:style-name="T3">print("4. Ver carrito")</text:span></text:p>
      <text:p text:style-name="P5"><text:span text:style-name="T3">print("5. Confirmar compra")</text:span></text:p>
      <text:p text:style-name="P5"><text:span text:style-name="T3">print("6. Vaciar carrito")</text:span></text:p>
      <text:p text:style-name="P5"><text:span text:style-name="T3">print("7. Modo administrador")</text:span></text:p>
      <text:p text:style-name="P5"><text:span text:style-name="T3">print("8. Salir")</text:span></text:p>
      <text:p text:style-name="P6"/>
      <text:h text:style-name="P8" text:outline-level="2"><text:span text:style-name="T2">Nuevos endpoints en la API</text:span></text:h>
      <text:p text:style-name="P4"><text:span text:style-name="T1">Se añadieron dos nuevos endpoints a api.py para poder confirmar compras y consultar el historial de pedidos desde la API:</text:span></text:p>
      <text:list text:style-name="WWNum3">
        <text:list-item text:start-value="1">
          <text:p text:style-name="P10"><text:span text:style-name="T1">POST /confirmar_compra — Confirma la compra actual, guarda el pedido en MongoDB con la fecha y el total, y vacía el carrito.</text:span></text:p>
        </text:list-item>
        <text:list-item>
          <text:p text:style-name="P10"><text:span text:style-name="T1">GET /pedidos — Devuelve el historial completo de pedidos realizados almacenados en la colección pedidos de MongoDB.</text:span></text:p>
        </text:list-item>
      </text:list>
      <text:p text:style-name="P6"/>
      <text:p text:style-name="P4"><text:span text:style-name="T1">Con estos cambios, el proyecto cuenta con un sistema completo de gestión de pedidos, tanto desde el programa principal Centro.py como desde la API a través de Swagg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s" fo:country="ES" style:letter-kerning="false" style:font-name-asian="Arial3" style:font-size-asian="12pt" style:language-asian="zh" style:country-asian="CN" style:font-name-complex="Arial3"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rial" fo:font-size="12pt" fo:language="es" fo:country="ES" style:letter-kerning="false" style:font-name-asian="Arial3" style:font-size-asian="12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564cm" fo:margin-bottom="0.353cm" style:contextual-spacing="false"/>
      <style:text-properties fo:color="#1f3864" loext:opacity="100%" style:font-name="Arial2" fo:font-family="Arial" style:font-family-generic="swiss"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font-weight-complex="bold"/>
    </style:style>
    <style:style style:name="Heading_20_2" style:display-name="Heading 2" style:family="paragraph" style:parent-style-name="Heading" style:default-outline-level="2" style:list-style-name="" style:class="chapter">
      <style:paragraph-properties fo:margin-top="0.423cm" fo:margin-bottom="0.282cm" style:contextual-spacing="false"/>
      <style:text-properties fo:color="#2e75b6" loext:opacity="100%" style:font-name="Arial2" fo:font-family="Arial" style:font-family-generic="swiss"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3" style:display-name="Heading 3" style:family="paragraph" style:parent-style-name="Heading" style:class="chapter">
      <style:text-properties fo:color="#1f4d78" loext:opacity="100%" fo:font-size="12pt" style:font-size-asian="12pt" style:font-size-complex="12pt"/>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fo:color="#000000" loext:opacity="1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93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meta:editing-cycles>2</meta:editing-cycles>
    <meta:creation-date>2026-04-11T13:52:36.513000000</meta:creation-date>
    <dc:date>2026-04-11T16:02:00.299831300</dc:date>
    <meta:editing-duration>PT9M3S</meta:editing-duration>
    <meta:generator>LibreOffice/26.2.1.2$Windows_X86_64 LibreOffice_project/620$Build-2</meta:generator>
    <meta:document-statistic meta:table-count="0" meta:image-count="0" meta:object-count="0" meta:page-count="6" meta:paragraph-count="112" meta:word-count="1856" meta:character-count="12131" meta:non-whitespace-character-count="10258"/>
  </office:meta>
</office:document-meta>
</file>